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f545" officeooo:paragraph-rsid="0004f545"/>
    </style:style>
    <style:style style:name="P2" style:family="paragraph" style:parent-style-name="Standard">
      <style:text-properties officeooo:rsid="00066c9f" officeooo:paragraph-rsid="00066c9f"/>
    </style:style>
    <style:style style:name="P3" style:family="paragraph" style:parent-style-name="Standard">
      <style:text-properties officeooo:rsid="00094da4" officeooo:paragraph-rsid="00094da4"/>
    </style:style>
    <style:style style:name="P4" style:family="paragraph" style:parent-style-name="Standard">
      <style:text-properties officeooo:rsid="000aa149" officeooo:paragraph-rsid="000aa149"/>
    </style:style>
    <style:style style:name="P5" style:family="paragraph" style:parent-style-name="Standard">
      <style:text-properties officeooo:paragraph-rsid="000c2513"/>
    </style:style>
    <style:style style:name="P6" style:family="paragraph" style:parent-style-name="Standard">
      <style:text-properties officeooo:rsid="000ef450" officeooo:paragraph-rsid="000ef450"/>
    </style:style>
    <style:style style:name="P7" style:family="paragraph" style:parent-style-name="Standard">
      <style:text-properties officeooo:rsid="0011086a" officeooo:paragraph-rsid="000ef450"/>
    </style:style>
    <style:style style:name="P8" style:family="paragraph" style:parent-style-name="Standard">
      <style:text-properties officeooo:rsid="0011086a" officeooo:paragraph-rsid="0011086a"/>
    </style:style>
    <style:style style:name="P9" style:family="paragraph" style:parent-style-name="Standard">
      <style:text-properties officeooo:rsid="0011086a" officeooo:paragraph-rsid="0016a657"/>
    </style:style>
    <style:style style:name="P10" style:family="paragraph" style:parent-style-name="Heading_20_2">
      <style:text-properties fo:text-transform="uppercase" fo:color="#2e64fe" loext:padding="0cm" loext:border="none"/>
    </style:style>
    <style:style style:name="P11"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2" style:family="paragraph" style:parent-style-name="Text_20_body">
      <style:paragraph-properties fo:margin-left="0cm" fo:margin-right="0cm" fo:margin-top="0.265cm" fo:margin-bottom="0.265cm" loext:contextual-spacing="false" fo:text-align="justify" style:justify-single-word="false" fo:text-indent="0cm" style:auto-text-indent="false" fo:padding="0cm" fo:border="none"/>
    </style:style>
    <style:style style:name="P13" style:family="paragraph" style:parent-style-name="Text_20_body">
      <style:paragraph-properties fo:margin-left="0cm" fo:margin-right="0cm" fo:margin-top="0.265cm" fo:margin-bottom="0.265cm" loext:contextual-spacing="false" fo:text-align="justify" style:justify-single-word="false" fo:text-indent="0cm" style:auto-text-indent="false" fo:padding="0cm" fo:border="none"/>
      <style:text-properties loext:padding="0cm" loext:border="none"/>
    </style:style>
    <style:style style:name="P14" style:family="paragraph" style:parent-style-name="Text_20_body">
      <style:paragraph-properties fo:margin-left="0cm" fo:margin-right="0cm" fo:margin-top="0.265cm" fo:margin-bottom="0.265cm" loext:contextual-spacing="false" fo:text-align="justify" style:justify-single-word="false" fo:text-indent="0cm" style:auto-text-indent="false" fo:padding="0cm" fo:border="none"/>
      <style:text-properties officeooo:paragraph-rsid="001bc5b3" loext:padding="0cm" loext:border="none"/>
    </style:style>
    <style:style style:name="P15" style:family="paragraph" style:parent-style-name="Standard">
      <style:text-properties officeooo:rsid="0016a657" officeooo:paragraph-rsid="0016a657"/>
    </style:style>
    <style:style style:name="T1" style:family="text">
      <style:text-properties officeooo:rsid="0003f1af"/>
    </style:style>
    <style:style style:name="T2" style:family="text">
      <style:text-properties officeooo:rsid="0004f545"/>
    </style:style>
    <style:style style:name="T3" style:family="text">
      <style:text-properties officeooo:rsid="0007faa9"/>
    </style:style>
    <style:style style:name="T4" style:family="text">
      <style:text-properties officeooo:rsid="000a34fe"/>
    </style:style>
    <style:style style:name="T5" style:family="text">
      <style:text-properties officeooo:rsid="000aa149"/>
    </style:style>
    <style:style style:name="T6" style:family="text">
      <style:text-properties officeooo:rsid="000c2513"/>
    </style:style>
    <style:style style:name="T7" style:family="text">
      <style:text-properties officeooo:rsid="000feeb4"/>
    </style:style>
    <style:style style:name="T8" style:family="text">
      <style:text-properties officeooo:rsid="001261a2"/>
    </style:style>
    <style:style style:name="T9" style:family="text">
      <style:text-properties fo:font-weight="bold" loext:padding="0cm" loext:border="none"/>
    </style:style>
    <style:style style:name="T10" style:family="text">
      <style:text-properties loext:padding="0cm" loext:border="none"/>
    </style:style>
    <style:style style:name="T11" style:family="text">
      <style:text-properties officeooo:rsid="001a4dcf"/>
    </style:style>
    <style:style style:name="T12" style:family="text">
      <style:text-properties officeooo:rsid="001a4dcf" loext:padding="0cm" loext: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
      <text:p text:style-name="P11"><text:span text:style-name="T10">My name is </text:span><text:span text:style-name="Strong_20_Emphasis"><text:span text:style-name="T9">Ryan Bullock</text:span></text:span><text:span text:style-name="T10"> my student number is </text:span><text:span text:style-name="Strong_20_Emphasis"><text:span text:style-name="T9">s3273504</text:span></text:span><text:span text:style-name="T10"> and my email address is </text:span><text:a xlink:type="simple" xlink:href="mailto:s3273504@student.rmit.edu.au" text:style-name="Internet_20_link" text:visited-style-name="Visited_20_Internet_20_Link"><text:span text:style-name="Strong_20_Emphasis"><text:span text:style-name="T9">s3273504@student.rmit.edu.au</text:span></text:span></text:a><text:span text:style-name="T10">.</text:span></text:p>
      <text:p text:style-name="P11"><text:span text:style-name="T10"/></text:p>
      <text:p text:style-name="P11"><text:span text:style-name="T10">I am Australian but my background is </text:span><text:span text:style-name="T12">English</text:span><text:span text:style-name="T10"> and </text:span><text:span text:style-name="T12">Irish</text:span><text:span text:style-name="T10"> my </text:span><text:span text:style-name="T12">ansesters</text:span><text:span text:style-name="T10"> fled the uk after world war 2 started. I have been studying I.T for a while now, I received the highest mark in my year 12 I.T class studying at Mill Park </text:span><text:span text:style-name="T12">secondary</text:span><text:span text:style-name="T10"> collage and went on to study </text:span><text:span text:style-name="T12">an Advanced</text:span><text:span text:style-name="T10"> diploma of computer system engineering at NMIT now </text:span><text:span text:style-name="T12">Melbourne</text:span><text:span text:style-name="T10"> </text:span><text:span text:style-name="T12">polytechnic</text:span><text:span text:style-name="T10"> after a year of a plumbing </text:span><text:span text:style-name="T12">apprenticeship.</text:span><text:span text:style-name="T10"> An interesting fact about me is that i play field hockey for la trobe uni and own a 12 year old cat. </text:span><text:span text:style-name="Strong_20_Emphasis"><text:span text:style-name="T9">GO PIES!</text:span></text:span></text:p>
      <text:p text:style-name="P13">My interest in IT is mainly the server/networking side with <text:span text:style-name="T11">a little</text:span> bit of web design on the side, I first got interesting in I.T When my dad bought home a intel <text:span text:style-name="T11">Pentium</text:span> 2 and i started using ICQ and playing the sims and abs odyessey and slowly <text:span text:style-name="T11">built</text:span> in to the house hold I.T support person and helping friends and family with printing and browser viewing issue, i then did some I.T classes in high school and <text:span text:style-name="T11">finally</text:span> got in to the I.T field. I am now working as a System analyst/systems engineer for a small <text:span text:style-name="T11">company</text:span>, I <text:span text:style-name="T11">originally</text:span> started out as a level 1 support technician and was promoted to a level 2 systems engineer then i decided to take on another <text:span text:style-name="T11">challenge</text:span> with start a small side business designing small web sites and fixing consumers computer issues. I now work as a System analyst/systems engineer for a small company my main tasks are help desk support, maintaining <text:span text:style-name="T11">SharePoint</text:span>, creating <text:span text:style-name="T11">SQL</text:span> <text:span text:style-name="T11">query's</text:span> for reports and our phone systems.</text:p>
      <text:p text:style-name="P13">I <text:span text:style-name="T11">originally</text:span> applied for la trobe uni as it was close to my house but found out that they do not hold night class or online class and found la trobe’<text:span text:style-name="T11">s</text:span> <text:span text:style-name="T11">enrolment</text:span> process very unhelpful and confusing, OUA/RMIT was much easier and the staff were <text:span text:style-name="T11">a lot</text:span> more helpful and i <text:span text:style-name="T11">believe</text:span> <text:span text:style-name="T11">RMIT</text:span> are known more for there information technology courses.</text:p>
      <text:p text:style-name="P12"><text:span text:style-name="T10">I would like to further improve my I.T skill beyond being just an I.T </text:span><text:span text:style-name="T12">technician</text:span><text:span text:style-name="T10">, I would like to be designing </text:span><text:span text:style-name="T12">networking's</text:span><text:span text:style-name="T10"> and I.T </text:span><text:span text:style-name="T12">infrastructure</text:span><text:span text:style-name="T10"> or maybe even be a lead/manger on client I.T projects having more of an impact on the solution and not just </text:span><text:span text:style-name="T12">maintaining</text:span><text:span text:style-name="T10"> or troubleshooting minor issues. I would also like to learn more about the software development side of I.T as I have not had much </text:span><text:span text:style-name="T12">experience</text:span><text:span text:style-name="T10"> </text:span><text:span text:style-name="T12">programming.</text:span></text:p>
      <text:p text:style-name="P13">This is my ideal job <text:span text:style-name="T11">because</text:span> it has so many different types of technology involved and i can always be up-to-date with the latest I.T trends such as design network with <text:span text:style-name="T11">C</text:span>isco router and switches, using the latest windows server editions and windows products, VM<text:span text:style-name="T11">W</text:span>are E<text:span text:style-name="T11">SXi</text:span> models and hyper-v designs.</text:p>
      <text:p text:style-name="P13">To gain this position I would need to have a number of years <text:span text:style-name="T11">experience</text:span> with troubleshooting I.T problems, Designing I.T solutions and a degree with a number of certifications including CCNA, MCSE and also good customer facing <text:span text:style-name="T11">charisma.</text:span></text:p>
      <text:p text:style-name="P13">I have already studied an advanced <text:span text:style-name="T11">diploma</text:span> of computer systems engineering which i hope allows me to gain credits from my degree. I also have an <text:span text:style-name="T11">expired</text:span> CCENT and Exam 70-410/Course 20410 certification. I plan to upgrade the CCENT to a CCNA and to complete 2 other MSCA exam to gain <text:soft-page-break/>a full MSCA certificate, as for <text:span text:style-name="T11">experience</text:span> I have work <text:span text:style-name="T11">a lot</text:span> with backup systems such as windows backup, azure backup and Veeam. I have also worked with both current and older version of windows and windows server from 2003 to 2016 other technologies include <text:span text:style-name="T11">S</text:span>onicwalls, <text:span text:style-name="T11">C</text:span>isco, Connectwise, exchange <text:span text:style-name="T11">on premises</text:span> and office 365 and many more.</text:p>
      <text:p text:style-name="P13">To <text:span text:style-name="T11">achieve</text:span> the <text:span text:style-name="T11">skills</text:span> needed to reach this job <text:span text:style-name="T11">position</text:span> i would need to continue to work in the I.T industry but maybe move to a more hardware/software <text:span text:style-name="T11">position</text:span> to gain more <text:span text:style-name="T11">experience</text:span> with the <text:span text:style-name="T11">technologies</text:span> used today, I would also have to complete this degree and renew my <text:span text:style-name="T11">CCNA</text:span> certificate <text:span text:style-name="T11">and</text:span> <text:span text:style-name="T11">finish</text:span> 2 more <text:span text:style-name="T11">Microsoft</text:span> certifications. Exam 70-411/Course 20411 and Exam 70-412/Course 20412.</text:p>
      <text:p text:style-name="P14">The <text:span text:style-name="T11">results</text:span> to these test's was a bit surprising to me as i always saw myself as an <text:span text:style-name="T11">intervert</text:span> and the 16 personalities test shows that i am an <text:span text:style-name="T11">extrovert</text:span> and that i need to work with hands on projects, things like learning coding by doing instead of just reading a book or watching a video about then subject. the <text:span text:style-name="T11">third</text:span> test shows that i work well in a team but not as a leader and need some direction before starting a new idea.</text:p>
      <text:p text:style-name="P14"><text:s/>After doing these 3 tests i believe i need to speak up for about my ideas in a team and not just do what the group agrees to just to save from having an argument or a conflict, i believe that i would <text:span text:style-name="T11">work</text:span> best in a smaller team then a larger team as i like to get to know my team members before trusting them, I would also <text:span text:style-name="T11">benefit</text:span> from having team member that are not like me and have a more visual and <text:span text:style-name="T11">adiable</text:span> approach to a problem.</text:p>
      <text:p text:style-name="P13"><text:s/>With the results from these test i would look for team members that are good at taking the lead on a project but also allow me to use my skills and idea's to create something that i think is meaningful to work on. i would also look for team members that i can trust and can help me with areas that i lack in.</text:p>
      <text:p text:style-name="Standard"/>
      <text:p text:style-name="Standard"/>
      <text:p text:style-name="Standard">My project would be a medical device that would help users not have to go to there GP for a General checkup and have to wait for hours to see a doctor, to solve this issue i would be developing a smart watch that could help with the most basic and day to day medical exams by having <text:span text:style-name="T1">bio medical</text:span> hardware sensors and software developed <text:span text:style-name="T1">to store the data in to an encrypted private database in the cloud that you could send to your chosen doctor to review and if your doctor needs to follow up with you because of any concern he can schedule you an appointment.</text:span></text:p>
      <text:p text:style-name="Standard"/>
      <text:p text:style-name="Standard">I believe <text:span text:style-name="T1">this device would be useful for freeing up general practitioners clients for more urgent emergency's and to help people that have difficulties travelling to a GP for a basic checkup. The device would also alert people to any issues they are having with there bodies before the health issue is unmanageable or fatal, this could save many lives and would not cost much more then the most expensive sports smart watches and could even be medically subsidised by the government health system to lower costs for low income earners and for elderly patients this could be developed in to a house hold item with easier to understand instructions similar to google assistant for phone and google home for your house.</text:span></text:p>
      <text:p text:style-name="Standard"/>
      <text:p text:style-name="P5"><text:span text:style-name="T2">The features of the smart watch would include all the general health checks such as, Height / weight checker to check that the user is not overweight for there height which could lead to </text:span>type 2 diabetes <text:span text:style-name="T5">or </text:span>heart disease and strokes,<text:span text:style-name="T5"> Blood pressure checker to check for any </text:span>heart disease<text:span text:style-name="T5">, Cholesterol </text:span><text:soft-page-break/><text:span text:style-name="T5">level checker to check the users liver is working correctly and reduce </text:span>heart attacks and stroke<text:span text:style-name="T6">s, Blood sugar test to test for </text:span>diabetes<text:span text:style-name="T6">, Throat and ear check to check for any inflammation or infection and to take your temperature, Eye checker to check your eyes are reacting to light correctly and for any signs of infection or lumps, The last two feature will only be available from the home unit an Electrocardiogram (ECG) to further check for irregular heat beats and heart disease and a Chest x-ray to check lungs and other internal organs the software will run on android so that the software can be downloaded on any smart device but to use all the features and advanced features you will need to buy both the home unit and smart device E.G smartwatch.</text:span></text:p>
      <text:p text:style-name="P5"/>
      <text:p text:style-name="P6">The back end of the software will be a service that connect<text:span text:style-name="T7">s</text:span> to a database stored in the cloud so that GP clinics <text:span text:style-name="T7">can </text:span>op in to <text:span text:style-name="T7">the service</text:span> <text:span text:style-name="T7">and receive the data from the user device in to the patients medical history file there would need to be a lot of encryption and security on the database and the cloud server would need to be stored in a top security server farm. The GP clinic could then review the results of the data and notify the user if they are at risk of any health issues and the user could then make an appointment to see there GP when it is convent for them or make transport plans ahead of time.</text:span></text:p>
      <text:p text:style-name="P6"/>
      <text:p text:style-name="P15">Bruce Japsen suggests that some patients are waiting up to 24 days before seeing a doctor which is way to long to be waiting to see a doctor which is where my device would save people having to see a doctor if they don’t need to and free up the queue for people that do.</text:p>
      <text:p text:style-name="P6"/>
      <text:p text:style-name="P8">Some <text:span text:style-name="T8">drawbacks may include the price to purchase all the features and make the device available to all users, to make the device small enough to fit on your wrist and all the costs to keep the servers running to make this all affordable we would need to use open source software which is free and customizable but this my cause some security concerns for some people and would make supporting the software and servers a lot more challenging.</text:span></text:p>
      <text:p text:style-name="P8"/>
      <text:p text:style-name="P9"/>
      <text:p text:style-name="P7"/>
      <text:p text:style-name="P1"/>
      <text:p text:style-name="P2">height / weight check can keyed in to the program manually or by using a smart scale.</text:p>
      <text:p text:style-name="P2">blood pressure can check by an inflatable band on the watch.</text:p>
      <text:p text:style-name="P2">Cholesterol level and blood <text:span text:style-name="T7">sugar</text:span> and be scan by a bio medical <text:span text:style-name="T3">sweat</text:span> reader <text:span text:style-name="T3">or blood test </text:span></text:p>
      <text:p text:style-name="P3">an attachment can be purchased to take a medical photo / <text:span text:style-name="T4">video </text:span>of your ear and throat</text:p>
      <text:p text:style-name="P3">Retinal (or fundus) camera <text:s/>for <text:span text:style-name="T4">picture video</text:span> eye check.</text:p>
      <text:p text:style-name="P3">pad on phone to take ECG.</text:p>
      <text:p text:style-name="P3"><text:bookmark text:name="intelliTXT"/><text:a xlink:type="simple" xlink:href="http://discovermagazine.com/2013/julyaug/05-harmless-t-ray-vision-sees-through-boxes-walls-and-skin#.UdryYD59Aes" text:style-name="Internet_20_link" text:visited-style-name="Visited_20_Internet_20_Link">terahertz </text:a><text:a xlink:type="simple" xlink:href="http://discovermagazine.com/2013/julyaug/05-harmless-t-ray-vision-sees-through-boxes-walls-and-skin#.UdryYD59Aes" text:style-name="Internet_20_link" text:visited-style-name="Visited_20_Internet_20_Link"><text:span text:style-name="T4">c</text:span></text:a><text:span text:style-name="T4">hip.</text:span></text:p>
      <text:p text:style-name="P3"/>
      <text:p text:style-name="P3"/>
      <text:p text:style-name="P3"/>
      <text:p text:style-name="P4">REF</text:p>
      <text:p text:style-name="P4"><text:a xlink:type="simple" xlink:href="https://www.niddk.nih.gov/health-information/weight-management/health-risks-overweight" text:style-name="Internet_20_link" text:visited-style-name="Visited_20_Internet_20_Link">https://www.niddk.nih.gov/health-information/weight-management/health-risks-overweight</text:a></text:p>
      <text:p text:style-name="P4"/>
      <text:p text:style-name="P4"><text:a xlink:type="simple" xlink:href="https://www.sharecare.com/health/high-blood-pressure-prevention/should-check-blood-pressure" text:style-name="Internet_20_link" text:visited-style-name="Visited_20_Internet_20_Link">https://www.sharecare.com/health/high-blood-pressure-prevention/should-check-blood-pressure</text:a></text:p>
      <text:p text:style-name="P4"/>
      <text:p text:style-name="P4"><text:a xlink:type="simple" xlink:href="https://www.canada.ca/en/public-health/services/chronic-diseases/cardiovascular-disease/why-blood-cholesterol-levels-measured.html" text:style-name="Internet_20_link" text:visited-style-name="Visited_20_Internet_20_Link">https://www.canada.ca/en/public-health/services/chronic-diseases/cardiovascular-disease/why-blood-cholesterol-levels-measured.html</text:a></text:p>
      <text:p text:style-name="P4"/>
      <text:p text:style-name="P4"><text:a xlink:type="simple" xlink:href="https://www.mayoclinic.org/diseases-conditions/diabetes/in-depth/blood-sugar/art-20046628" text:style-name="Internet_20_link" text:visited-style-name="Visited_20_Internet_20_Link">https://www.mayoclinic.org/diseases-conditions/diabetes/in-depth/blood-sugar/art-20046628</text:a></text:p>
      <text:p text:style-name="P4"/>
      <text:p text:style-name="P4">https://www.forbes.com/sites/brucejapsen/2017/03/19/doctor-wait-times-soar-amid-trumpcare-debate/</text:p>
      <text:p text:style-name="P4"><text:soft-page-break/></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3T20:05:46.343000000</meta:creation-date>
    <dc:date>2019-03-04T00:25:11.242000000</dc:date>
    <meta:editing-duration>PT2M54S</meta:editing-duration>
    <meta:editing-cycles>2</meta:editing-cycles>
    <meta:generator>LibreOffice/6.2.0.3$Windows_X86_64 LibreOffice_project/98c6a8a1c6c7b144ce3cc729e34964b47ce25d62</meta:generator>
    <meta:document-statistic meta:table-count="0" meta:image-count="0" meta:object-count="0" meta:page-count="4" meta:paragraph-count="31" meta:word-count="1669" meta:character-count="9599" meta:non-whitespace-character-count="7957"/>
  </office:meta>
</office:document-meta>
</file>